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ea53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ea53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ea53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ea53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ea53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ea53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a53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ea53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ea53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ea53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ea53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ea53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ea53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ea53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ea53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ea53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ea53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Elisaul José  Marcano Velásquez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8/1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709010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Elimar Milagros Velasquez Rodríguez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09010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15.26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9" meta:character-count="1181" meta:non-whitespace-character-count="1010"/>
    <meta:template xlink:type="simple" xlink:actuate="onRequest" xlink:title="Normal" xlink:href=""/>
  </office:meta>
</office:document-meta>
</file>